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onversation">
        <table:table-row>
          <table:table-cell/>
          <table:table-cell/>
          <table:table-cell/>
          <table:table-cell/>
          <table:table-cell/>
        </table:table-row>
        <table:table-row>
          <table:table-cell>
            <text:p>45</text:p>
          </table:table-cell>
          <table:table-cell>
            <text:p>2023-11-07 21:40:08</text:p>
          </table:table-cell>
          <table:table-cell>
            <text:p>f</text:p>
          </table:table-cell>
          <table:table-cell>
            <text:p>I'm not sure how to help with that. Please ask another question.</text:p>
          </table:table-cell>
        </table:table-row>
        <table:table-row>
          <table:table-cell>
            <text:p>45</text:p>
          </table:table-cell>
          <table:table-cell>
            <text:p>2023-11-07 21:40:10</text:p>
          </table:table-cell>
          <table:table-cell>
            <text:p>hb</text:p>
          </table:table-cell>
          <table:table-cell>
            <text:p>I'm not sure how to help with that. Please ask another question.</text:p>
          </table:table-cell>
        </table:table-row>
        <table:table-row>
          <table:table-cell>
            <text:p>45</text:p>
          </table:table-cell>
          <table:table-cell>
            <text:p>2023-11-07 21:40:22</text:p>
          </table:table-cell>
          <table:table-cell>
            <text:p>56</text:p>
          </table:table-cell>
          <table:table-cell>
            <text:p>I'm not sure how to help with that. Please ask another question.</text:p>
          </table:table-cell>
        </table:table-row>
        <table:table-row>
          <table:table-cell>
            <text:p>45</text:p>
          </table:table-cell>
          <table:table-cell>
            <text:p>2023-11-07 21:40:24</text:p>
          </table:table-cell>
          <table:table-cell>
            <text:p>hi</text:p>
          </table:table-cell>
          <table:table-cell>
            <text:p>I'm not sure how to help with that. Please ask another questio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